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58.91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20201006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9dc3e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deebf7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Percent" style:data-style-name="N11">
      <style:table-cell-properties fo:background-color="#9dc3e6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style:rotation-align="none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9dc3e6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 style:data-style-name="N11">
      <style:table-cell-properties style:rotation-align="none"/>
    </style:style>
    <style:style style:name="ce4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00b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0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0">
      <style:table-cell-properties fo:background-color="#92d05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0">
      <style:table-cell-properties fo:border-bottom="0.74pt solid #000000" fo:background-color="#00b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7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1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2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11">
      <style:table-cell-properties fo:border-bottom="0.74pt solid #000000" fo:background-color="#a9d18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11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11">
      <style:table-cell-properties fo:border-bottom="0.74pt solid #000000" fo:background-color="#00b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1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100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en 5 casos confirmado no ha sido posible identificar la edad o el sex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7" office:value-type="string" calcext:value-type="string">
            <text:p>Hombre</text:p>
          </table:table-cell>
          <table:table-cell table:style-name="ce17" office:value-type="string" calcext:value-type="string">
            <text:p>Mujer</text:p>
          </table:table-cell>
          <table:table-cell table:style-name="ce17" office:value-type="string" calcext:value-type="string">
            <text:p>Total general</text:p>
          </table:table-cell>
          <table:table-cell table:style-name="ce41" office:value-type="string" calcext:value-type="string">
            <text:p>% <text:s/>sobre el total</text:p>
          </table:table-cell>
          <table:table-cell table:style-name="ce41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style-name="ce35" table:formula="of:=[.B3]+[.C3]" office:value-type="float" office:value="4" calcext:value-type="float">
            <text:p>4</text:p>
          </table:table-cell>
          <table:table-cell table:style-name="ce42" table:formula="of:=[.D3]/[.$D$12]" office:value-type="percentage" office:value="0.0099009900990099" calcext:value-type="percentage">
            <text:p>1,0%</text:p>
          </table:table-cell>
          <table:table-cell table:style-name="ce46" table:formula="of:=[.E3]" office:value-type="percentage" office:value="0.0099009900990099" calcext:value-type="percentage">
            <text:p>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19" office:value-type="float" office:value="19" calcext:value-type="float">
            <text:p>19</text:p>
          </table:table-cell>
          <table:table-cell table:style-name="ce29" office:value-type="float" office:value="29" calcext:value-type="float">
            <text:p>29</text:p>
          </table:table-cell>
          <table:table-cell table:style-name="ce35" table:formula="of:=[.B4]+[.C4]" office:value-type="float" office:value="48" calcext:value-type="float">
            <text:p>48</text:p>
          </table:table-cell>
          <table:table-cell table:style-name="ce42" table:formula="of:=[.D4]/[.$D$12]" office:value-type="percentage" office:value="0.118811881188119" calcext:value-type="percentage">
            <text:p>11,9%</text:p>
          </table:table-cell>
          <table:table-cell table:style-name="ce47" table:formula="of:=[.F3]+[.E4]" office:value-type="percentage" office:value="0.128712871287129" calcext:value-type="percentage">
            <text:p>13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19" office:value-type="float" office:value="33" calcext:value-type="float">
            <text:p>33</text:p>
          </table:table-cell>
          <table:table-cell table:style-name="ce29" office:value-type="float" office:value="22" calcext:value-type="float">
            <text:p>22</text:p>
          </table:table-cell>
          <table:table-cell table:style-name="ce35" table:formula="of:=[.B5]+[.C5]" office:value-type="float" office:value="55" calcext:value-type="float">
            <text:p>55</text:p>
          </table:table-cell>
          <table:table-cell table:style-name="ce42" table:formula="of:=[.D5]/[.$D$12]" office:value-type="percentage" office:value="0.136138613861386" calcext:value-type="percentage">
            <text:p>13,6%</text:p>
          </table:table-cell>
          <table:table-cell table:style-name="ce46" table:formula="of:=[.F4]+[.E5]" office:value-type="percentage" office:value="0.264851485148515" calcext:value-type="percentage">
            <text:p>26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19" office:value-type="float" office:value="25" calcext:value-type="float">
            <text:p>25</text:p>
          </table:table-cell>
          <table:table-cell table:style-name="ce29" office:value-type="float" office:value="25" calcext:value-type="float">
            <text:p>25</text:p>
          </table:table-cell>
          <table:table-cell table:style-name="ce35" table:formula="of:=[.B6]+[.C6]" office:value-type="float" office:value="50" calcext:value-type="float">
            <text:p>50</text:p>
          </table:table-cell>
          <table:table-cell table:style-name="ce42" table:formula="of:=[.D6]/[.$D$12]" office:value-type="percentage" office:value="0.123762376237624" calcext:value-type="percentage">
            <text:p>12,4%</text:p>
          </table:table-cell>
          <table:table-cell table:style-name="ce48" table:formula="of:=[.F5]+[.E6]" office:value-type="percentage" office:value="0.388613861386139" calcext:value-type="percentage">
            <text:p>39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19" office:value-type="float" office:value="31" calcext:value-type="float">
            <text:p>31</text:p>
          </table:table-cell>
          <table:table-cell table:style-name="ce29" office:value-type="float" office:value="23" calcext:value-type="float">
            <text:p>23</text:p>
          </table:table-cell>
          <table:table-cell table:style-name="ce35" table:formula="of:=[.B7]+[.C7]" office:value-type="float" office:value="54" calcext:value-type="float">
            <text:p>54</text:p>
          </table:table-cell>
          <table:table-cell table:style-name="ce42" table:formula="of:=[.D7]/[.$D$12]" office:value-type="percentage" office:value="0.133663366336634" calcext:value-type="percentage">
            <text:p>13,4%</text:p>
          </table:table-cell>
          <table:table-cell table:style-name="ce48" table:formula="of:=[.F6]+[.E7]" office:value-type="percentage" office:value="0.522277227722772" calcext:value-type="percentage">
            <text:p>52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19" office:value-type="float" office:value="23" calcext:value-type="float">
            <text:p>23</text:p>
          </table:table-cell>
          <table:table-cell table:style-name="ce29" office:value-type="float" office:value="38" calcext:value-type="float">
            <text:p>38</text:p>
          </table:table-cell>
          <table:table-cell table:style-name="ce35" table:formula="of:=[.B8]+[.C8]" office:value-type="float" office:value="61" calcext:value-type="float">
            <text:p>61</text:p>
          </table:table-cell>
          <table:table-cell table:style-name="ce42" table:formula="of:=[.D8]/[.$D$12]" office:value-type="percentage" office:value="0.150990099009901" calcext:value-type="percentage">
            <text:p>15,1%</text:p>
          </table:table-cell>
          <table:table-cell table:style-name="ce46" table:formula="of:=[.F7]+[.E8]" office:value-type="percentage" office:value="0.673267326732673" calcext:value-type="percentage">
            <text:p>67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19" office:value-type="float" office:value="32" calcext:value-type="float">
            <text:p>32</text:p>
          </table:table-cell>
          <table:table-cell table:style-name="ce29" office:value-type="float" office:value="26" calcext:value-type="float">
            <text:p>26</text:p>
          </table:table-cell>
          <table:table-cell table:style-name="ce35" table:formula="of:=[.B9]+[.C9]" office:value-type="float" office:value="58" calcext:value-type="float">
            <text:p>58</text:p>
          </table:table-cell>
          <table:table-cell table:style-name="ce42" table:formula="of:=[.D9]/[.$D$12]" office:value-type="percentage" office:value="0.143564356435644" calcext:value-type="percentage">
            <text:p>14,4%</text:p>
          </table:table-cell>
          <table:table-cell table:style-name="ce46" table:formula="of:=[.F8]+[.E9]" office:value-type="percentage" office:value="0.816831683168317" calcext:value-type="percentage">
            <text:p>82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19" office:value-type="float" office:value="15" calcext:value-type="float">
            <text:p>15</text:p>
          </table:table-cell>
          <table:table-cell table:style-name="ce29" office:value-type="float" office:value="19" calcext:value-type="float">
            <text:p>19</text:p>
          </table:table-cell>
          <table:table-cell table:style-name="ce35" table:formula="of:=[.B10]+[.C10]" office:value-type="float" office:value="34" calcext:value-type="float">
            <text:p>34</text:p>
          </table:table-cell>
          <table:table-cell table:style-name="ce42" table:formula="of:=[.D10]/[.$D$12]" office:value-type="percentage" office:value="0.0841584158415842" calcext:value-type="percentage">
            <text:p>8,4%</text:p>
          </table:table-cell>
          <table:table-cell table:style-name="ce46" table:formula="of:=[.F9]+[.E10]" office:value-type="percentage" office:value="0.900990099009901" calcext:value-type="percentage">
            <text:p>9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19" office:value-type="float" office:value="16" calcext:value-type="float">
            <text:p>16</text:p>
          </table:table-cell>
          <table:table-cell table:style-name="ce29" office:value-type="float" office:value="24" calcext:value-type="float">
            <text:p>24</text:p>
          </table:table-cell>
          <table:table-cell table:style-name="ce35" table:formula="of:=[.B11]+[.C11]" office:value-type="float" office:value="40" calcext:value-type="float">
            <text:p>40</text:p>
          </table:table-cell>
          <table:table-cell table:style-name="ce43" table:formula="of:=[.D11]/[.$D$12]" office:value-type="percentage" office:value="0.099009900990099" calcext:value-type="percentage">
            <text:p>9,9%</text:p>
          </table:table-cell>
          <table:table-cell table:style-name="ce46" table:formula="of:=[.F10]+[.E11]" office:value-type="percentage" office:value="1" calcext:value-type="percentage">
            <text:p>100 %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0" table:formula="of:=SUM([.B3:.B11])" office:value-type="float" office:value="196" calcext:value-type="float">
            <text:p>196</text:p>
          </table:table-cell>
          <table:table-cell table:style-name="ce20" table:formula="of:=SUM([.C3:.C11])" office:value-type="float" office:value="208" calcext:value-type="float">
            <text:p>208</text:p>
          </table:table-cell>
          <table:table-cell table:style-name="ce36" table:formula="of:=SUM([.D3:.D11])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21" table:formula="of:=[.B12]/[.D12]" office:value-type="percentage" office:value="0.485148514851485" calcext:value-type="percentage">
            <text:p>49 %</text:p>
          </table:table-cell>
          <table:table-cell table:style-name="ce21" table:formula="of:=[.C12]/[.D12]" office:value-type="percentage" office:value="0.514851485148515" calcext:value-type="percentage">
            <text:p>51 %</text:p>
          </table:table-cell>
          <table:table-cell table:style-name="ce37"/>
          <table:table-cell table:number-columns-repeated="6"/>
        </table:table-row>
        <table:table-row table:style-name="ro1">
          <table:table-cell table:style-name="ce5"/>
          <table:table-cell table:style-name="ce21" table:number-columns-repeated="2"/>
          <table:table-cell table:style-name="ce37"/>
          <table:table-cell table:number-columns-repeated="6"/>
        </table:table-row>
        <table:table-row table:style-name="ro1">
          <table:table-cell table:style-name="ce6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Distribución por provincias: en 2 casos confirmads no ha sido posible identificar la provincia de procedencia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7" office:value-type="string" calcext:value-type="string">
            <text:p>TERUEL</text:p>
          </table:table-cell>
          <table:table-cell table:style-name="ce17" office:value-type="string" calcext:value-type="string">
            <text:p>ZARAGOZA</text:p>
          </table:table-cell>
          <table:table-cell table:style-name="ce17" office:value-type="string" calcext:value-type="string">
            <text:p>OTROS/NO IdeNTIFICADO</text:p>
          </table:table-cell>
          <table:table-cell table:style-name="ce17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70"/>
          <table:covered-table-cell table:style-name="ce80"/>
          <table:table-cell/>
        </table:table-row>
        <table:table-row table:style-name="ro2">
          <table:table-cell table:style-name="ce8" office:value-type="float" office:value="66" calcext:value-type="float">
            <text:p>66</text:p>
          </table:table-cell>
          <table:table-cell table:style-name="ce22" office:value-type="float" office:value="49" calcext:value-type="float">
            <text:p>49</text:p>
          </table:table-cell>
          <table:table-cell table:style-name="ce22" office:value-type="float" office:value="292" calcext:value-type="float">
            <text:p>292</text:p>
          </table:table-cell>
          <table:table-cell table:style-name="ce38" office:value-type="float" office:value="2" calcext:value-type="float">
            <text:p>2</text:p>
          </table:table-cell>
          <table:table-cell table:style-name="ce23" table:formula="of:=SUM([.A18:.D18])" office:value-type="float" office:value="409" calcext:value-type="float">
            <text:p>409</text:p>
          </table:table-cell>
          <table:table-cell/>
          <table:table-cell table:style-name="ce60" office:value-type="percentage" office:value="0.038" calcext:value-type="percentage" table:number-columns-spanned="3" table:number-rows-spanned="1">
            <text:p>3,80 %</text:p>
          </table:table-cell>
          <table:covered-table-cell table:style-name="ce70"/>
          <table:covered-table-cell table:style-name="ce80"/>
          <table:table-cell/>
        </table:table-row>
        <table:table-row table:style-name="ro2">
          <table:table-cell table:style-name="ce9" table:formula="of:=[.A18]/[.$E$18]" office:value-type="percentage" office:value="0.161369193154034" calcext:value-type="percentage">
            <text:p>16,1%</text:p>
          </table:table-cell>
          <table:table-cell table:style-name="ce9" table:formula="of:=[.B18]/[.$E$18]" office:value-type="percentage" office:value="0.119804400977995" calcext:value-type="percentage">
            <text:p>12,0%</text:p>
          </table:table-cell>
          <table:table-cell table:style-name="ce9" table:formula="of:=[.C18]/[.$E$18]" office:value-type="percentage" office:value="0.713936430317848" calcext:value-type="percentage">
            <text:p>71,4%</text:p>
          </table:table-cell>
          <table:table-cell table:style-name="ce9" table:formula="of:=[.D18]/[.$E$18]" office:value-type="percentage" office:value="0.00488997555012225" calcext:value-type="percentage">
            <text:p>0,5%</text:p>
          </table:table-cell>
          <table:table-cell table:style-name="ce23"/>
          <table:table-cell table:number-columns-repeated="5"/>
        </table:table-row>
        <table:table-row table:style-name="ro2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70"/>
          <table:covered-table-cell table:style-name="ce80"/>
          <table:table-cell/>
        </table:table-row>
        <table:table-row table:style-name="ro2">
          <table:table-cell table:style-name="ce10" office:value-type="string" calcext:value-type="string">
            <text:p>Distribución por síntomas: en 5 casos confirmados no ha sido posible identificar la existencia o no de sintomatología</text:p>
          </table:table-cell>
          <table:table-cell table:number-columns-repeated="5"/>
          <table:table-cell table:style-name="ce61" office:value-type="float" office:value="11.2" calcext:value-type="float" table:number-columns-spanned="3" table:number-rows-spanned="1">
            <text:p>11,20</text:p>
          </table:table-cell>
          <table:covered-table-cell table:style-name="ce71"/>
          <table:covered-table-cell table:style-name="ce81"/>
          <table:table-cell/>
        </table:table-row>
        <table:table-row table:style-name="ro2">
          <table:table-cell table:style-name="ce11" office:value-type="string" calcext:value-type="string">
            <text:p>SINTOMÁTICOS</text:p>
          </table:table-cell>
          <table:table-cell table:style-name="ce8" office:value-type="float" office:value="248" calcext:value-type="float">
            <text:p>248</text:p>
          </table:table-cell>
          <table:table-cell table:style-name="ce30" table:formula="of:=[.B22]/[.E18]" office:value-type="percentage" office:value="0.606356968215159" calcext:value-type="percentage">
            <text:p>61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ASINTOMÁTICOS</text:p>
          </table:table-cell>
          <table:table-cell table:style-name="ce23" office:value-type="float" office:value="156" calcext:value-type="float">
            <text:p>156</text:p>
          </table:table-cell>
          <table:table-cell table:style-name="ce31" table:formula="of:=[.B23]/[.E18]" office:value-type="percentage" office:value="0.381418092909535" calcext:value-type="percentage">
            <text:p>38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en 18 casos confirmado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18 casos confirmado no ha sido posible identificar el sector sanitario.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44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Santa Isabel</text:p>
          </table:table-cell>
          <table:table-cell table:style-name="ce24" office:value-type="float" office:value="15" calcext:value-type="float">
            <text:p>15</text:p>
          </table:table-cell>
          <table:table-cell table:style-name="ce32" table:formula="of:=[.B28]/[.$B$108]" office:value-type="percentage" office:value="0.0366748166259169" calcext:value-type="percentage">
            <text:p>3,67 %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49" office:value-type="string" calcext:value-type="string">
            <text:p>ALCAÑIZ</text:p>
          </table:table-cell>
          <table:table-cell table:style-name="ce62" office:value-type="float" office:value="10" calcext:value-type="float">
            <text:p>10</text:p>
          </table:table-cell>
          <table:table-cell table:style-name="ce72" table:formula="of:=[.G28]/[.G$37]" office:value-type="percentage" office:value="0.0244498777506112" calcext:value-type="percentage">
            <text:p>2,44 %</text:p>
          </table:table-cell>
          <table:table-cell table:style-name="ce82"/>
          <table:table-cell table:style-name="ce6"/>
        </table:table-row>
        <table:table-row table:style-name="ro2">
          <table:table-cell table:style-name="ce13" office:value-type="string" calcext:value-type="string">
            <text:p>Actur Norte</text:p>
          </table:table-cell>
          <table:table-cell table:style-name="ce24" office:value-type="float" office:value="14" calcext:value-type="float">
            <text:p>14</text:p>
          </table:table-cell>
          <table:table-cell table:style-name="ce32" table:formula="of:=[.B29]/[.$B$108]" office:value-type="percentage" office:value="0.0342298288508557" calcext:value-type="percentage">
            <text:p>3,42 %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50" office:value-type="string" calcext:value-type="string">
            <text:p>BARBASTRO</text:p>
          </table:table-cell>
          <table:table-cell table:style-name="ce63" office:value-type="float" office:value="20" calcext:value-type="float">
            <text:p>20</text:p>
          </table:table-cell>
          <table:table-cell table:style-name="ce73" table:formula="of:=[.G29]/[.G$37]" office:value-type="percentage" office:value="0.0488997555012225" calcext:value-type="percentage">
            <text:p>4,89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La Almunia de Doña Godina</text:p>
          </table:table-cell>
          <table:table-cell table:style-name="ce24" office:value-type="float" office:value="13" calcext:value-type="float">
            <text:p>13</text:p>
          </table:table-cell>
          <table:table-cell table:style-name="ce32" table:formula="of:=[.B30]/[.$B$108]" office:value-type="percentage" office:value="0.0317848410757946" calcext:value-type="percentage">
            <text:p>3,18 %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50" office:value-type="string" calcext:value-type="string">
            <text:p>CALATAYUD</text:p>
          </table:table-cell>
          <table:table-cell table:style-name="ce63" office:value-type="float" office:value="2" calcext:value-type="float">
            <text:p>2</text:p>
          </table:table-cell>
          <table:table-cell table:style-name="ce73" table:formula="of:=[.G30]/[.G$37]" office:value-type="percentage" office:value="0.00488997555012225" calcext:value-type="percentage">
            <text:p>0,49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Épila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31]/[.$B$108]" office:value-type="percentage" office:value="0.0268948655256724" calcext:value-type="percentage">
            <text:p>2,69 %</text:p>
          </table:table-cell>
          <table:table-cell table:style-name="ce39" office:value-type="float" office:value="4" calcext:value-type="float">
            <text:p>4</text:p>
          </table:table-cell>
          <table:table-cell/>
          <table:table-cell table:style-name="ce50" office:value-type="string" calcext:value-type="string">
            <text:p>HUESCA</text:p>
          </table:table-cell>
          <table:table-cell table:style-name="ce63" office:value-type="float" office:value="44" calcext:value-type="float">
            <text:p>44</text:p>
          </table:table-cell>
          <table:table-cell table:style-name="ce73" table:formula="of:=[.G31]/[.G$37]" office:value-type="percentage" office:value="0.107579462102689" calcext:value-type="percentage">
            <text:p>10,76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María de Huerva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32]/[.$B$108]" office:value-type="percentage" office:value="0.0268948655256724" calcext:value-type="percentage">
            <text:p>2,69 %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table:style-name="ce50" office:value-type="string" calcext:value-type="string">
            <text:p>TERUEL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[.G32]/[.G$37]" office:value-type="percentage" office:value="0.0904645476772616" calcext:value-type="percentage">
            <text:p>9,05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Teruel Centro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33]/[.$B$108]" office:value-type="percentage" office:value="0.0268948655256724" calcext:value-type="percentage">
            <text:p>2,69 %</text:p>
          </table:table-cell>
          <table:table-cell table:style-name="ce39" office:value-type="float" office:value="6" calcext:value-type="float">
            <text:p>6</text:p>
          </table:table-cell>
          <table:table-cell/>
          <table:table-cell table:style-name="ce51" office:value-type="string" calcext:value-type="string">
            <text:p>ZARAGOZA I</text:p>
          </table:table-cell>
          <table:table-cell table:style-name="ce64" office:value-type="float" office:value="65" calcext:value-type="float">
            <text:p>65</text:p>
          </table:table-cell>
          <table:table-cell table:style-name="ce74" table:formula="of:=[.G33]/[.G$37]" office:value-type="percentage" office:value="0.158924205378973" calcext:value-type="percentage">
            <text:p>15,89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Alagón</text:p>
          </table:table-cell>
          <table:table-cell table:style-name="ce24" office:value-type="float" office:value="10" calcext:value-type="float">
            <text:p>10</text:p>
          </table:table-cell>
          <table:table-cell table:style-name="ce32" table:formula="of:=[.B34]/[.$B$108]" office:value-type="percentage" office:value="0.0244498777506112" calcext:value-type="percentage">
            <text:p>2,44 %</text:p>
          </table:table-cell>
          <table:table-cell table:style-name="ce39" office:value-type="float" office:value="7" calcext:value-type="float">
            <text:p>7</text:p>
          </table:table-cell>
          <table:table-cell/>
          <table:table-cell table:style-name="ce52" office:value-type="string" calcext:value-type="string">
            <text:p>ZARAGOZA II</text:p>
          </table:table-cell>
          <table:table-cell table:style-name="ce65" office:value-type="float" office:value="87" calcext:value-type="float">
            <text:p>87</text:p>
          </table:table-cell>
          <table:table-cell table:style-name="ce75" table:formula="of:=[.G34]/[.G$37]" office:value-type="percentage" office:value="0.212713936430318" calcext:value-type="percentage">
            <text:p>21,27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Barbastro</text:p>
          </table:table-cell>
          <table:table-cell table:style-name="ce24" office:value-type="float" office:value="10" calcext:value-type="float">
            <text:p>10</text:p>
          </table:table-cell>
          <table:table-cell table:style-name="ce32" table:formula="of:=[.B35]/[.$B$108]" office:value-type="percentage" office:value="0.0244498777506112" calcext:value-type="percentage">
            <text:p>2,44 %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53" office:value-type="string" calcext:value-type="string">
            <text:p>ZARAGOZA III</text:p>
          </table:table-cell>
          <table:table-cell table:style-name="ce66" office:value-type="float" office:value="126" calcext:value-type="float">
            <text:p>126</text:p>
          </table:table-cell>
          <table:table-cell table:style-name="ce76" table:formula="of:=[.G35]/[.G$37]" office:value-type="percentage" office:value="0.308068459657702" calcext:value-type="percentage">
            <text:p>30,81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Huesca Capital Nº 2 (Santo Grial)</text:p>
          </table:table-cell>
          <table:table-cell table:style-name="ce24" office:value-type="float" office:value="10" calcext:value-type="float">
            <text:p>10</text:p>
          </table:table-cell>
          <table:table-cell table:style-name="ce32" table:formula="of:=[.B36]/[.$B$108]" office:value-type="percentage" office:value="0.0244498777506112" calcext:value-type="percentage">
            <text:p>2,44 %</text:p>
          </table:table-cell>
          <table:table-cell table:style-name="ce39" office:value-type="float" office:value="9" calcext:value-type="float">
            <text:p>9</text:p>
          </table:table-cell>
          <table:table-cell/>
          <table:table-cell table:style-name="ce54" office:value-type="string" calcext:value-type="string">
            <text:p>No identificado</text:p>
          </table:table-cell>
          <table:table-cell table:style-name="ce67" office:value-type="float" office:value="18" calcext:value-type="float">
            <text:p>18</text:p>
          </table:table-cell>
          <table:table-cell table:style-name="ce77" table:formula="of:=[.G36]/[.G$37]" office:value-type="percentage" office:value="0.0440097799511003" calcext:value-type="percentage">
            <text:p>4,40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Huesca Rural</text:p>
          </table:table-cell>
          <table:table-cell table:style-name="ce24" office:value-type="float" office:value="10" calcext:value-type="float">
            <text:p>10</text:p>
          </table:table-cell>
          <table:table-cell table:style-name="ce32" table:formula="of:=[.B37]/[.$B$108]" office:value-type="percentage" office:value="0.0244498777506112" calcext:value-type="percentage">
            <text:p>2,44 %</text:p>
          </table:table-cell>
          <table:table-cell table:style-name="ce39" office:value-type="float" office:value="10" calcext:value-type="float">
            <text:p>10</text:p>
          </table:table-cell>
          <table:table-cell/>
          <table:table-cell table:style-name="ce55" office:value-type="string" calcext:value-type="string">
            <text:p>TOTAL</text:p>
          </table:table-cell>
          <table:table-cell table:style-name="ce68" table:formula="of:=SUM([.G28:.G36])" office:value-type="float" office:value="409" calcext:value-type="float">
            <text:p>409</text:p>
          </table:table-cell>
          <table:table-cell table:style-name="ce78"/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Sagasta-Ruiseñores</text:p>
          </table:table-cell>
          <table:table-cell table:style-name="ce24" office:value-type="float" office:value="10" calcext:value-type="float">
            <text:p>10</text:p>
          </table:table-cell>
          <table:table-cell table:style-name="ce32" table:formula="of:=[.B38]/[.$B$108]" office:value-type="percentage" office:value="0.0244498777506112" calcext:value-type="percentage">
            <text:p>2,44 %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Tauste</text:p>
          </table:table-cell>
          <table:table-cell table:style-name="ce24" office:value-type="float" office:value="10" calcext:value-type="float">
            <text:p>10</text:p>
          </table:table-cell>
          <table:table-cell table:style-name="ce32" table:formula="of:=[.B39]/[.$B$108]" office:value-type="percentage" office:value="0.0244498777506112" calcext:value-type="percentage">
            <text:p>2,44 %</text:p>
          </table:table-cell>
          <table:table-cell table:style-name="ce39" office:value-type="float" office:value="12" calcext:value-type="float">
            <text:p>12</text:p>
          </table:table-cell>
          <table:table-cell/>
          <table:table-cell table:style-name="ce56" table:number-columns-repeated="5"/>
        </table:table-row>
        <table:table-row table:style-name="ro2">
          <table:table-cell table:style-name="ce13" office:value-type="string" calcext:value-type="string">
            <text:p>Torrero La Paz</text:p>
          </table:table-cell>
          <table:table-cell table:style-name="ce24" office:value-type="float" office:value="10" calcext:value-type="float">
            <text:p>10</text:p>
          </table:table-cell>
          <table:table-cell table:style-name="ce32" table:formula="of:=[.B40]/[.$B$108]" office:value-type="percentage" office:value="0.0244498777506112" calcext:value-type="percentage">
            <text:p>2,44 %</text:p>
          </table:table-cell>
          <table:table-cell table:style-name="ce39" office:value-type="float" office:value="13" calcext:value-type="float">
            <text:p>13</text:p>
          </table:table-cell>
          <table:table-cell/>
          <table:table-cell table:style-name="ce57" table:number-columns-repeated="5"/>
        </table:table-row>
        <table:table-row table:style-name="ro2">
          <table:table-cell table:style-name="ce13" office:value-type="string" calcext:value-type="string">
            <text:p>Utebo</text:p>
          </table:table-cell>
          <table:table-cell table:style-name="ce24" office:value-type="float" office:value="10" calcext:value-type="float">
            <text:p>10</text:p>
          </table:table-cell>
          <table:table-cell table:style-name="ce32" table:formula="of:=[.B41]/[.$B$108]" office:value-type="percentage" office:value="0.0244498777506112" calcext:value-type="percentage">
            <text:p>2,44 %</text:p>
          </table:table-cell>
          <table:table-cell table:style-name="ce39" office:value-type="float" office:value="14" calcext:value-type="float">
            <text:p>14</text:p>
          </table:table-cell>
          <table:table-cell/>
          <table:table-cell table:style-name="ce58" table:number-columns-spanned="3" table:number-rows-spanned="1"/>
          <table:covered-table-cell table:number-columns-repeated="2" table:style-name="ce58"/>
          <table:table-cell table:style-name="ce59" table:number-columns-repeated="2"/>
        </table:table-row>
        <table:table-row table:style-name="ro2">
          <table:table-cell table:style-name="ce14" office:value-type="string" calcext:value-type="string">
            <text:p>Delicias Sur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42]/[.$B$108]" office:value-type="percentage" office:value="0.0220048899755501" calcext:value-type="percentage">
            <text:p>2,20 %</text:p>
          </table:table-cell>
          <table:table-cell table:style-name="ce40" office:value-type="float" office:value="15" calcext:value-type="float">
            <text:p>15</text:p>
          </table:table-cell>
          <table:table-cell/>
          <table:table-cell table:style-name="ce58" table:number-columns-repeated="3"/>
          <table:table-cell table:style-name="ce59" table:number-columns-repeated="2"/>
        </table:table-row>
        <table:table-row table:style-name="ro2">
          <table:table-cell table:style-name="ce14" office:value-type="string" calcext:value-type="string">
            <text:p>Huesca Capital Nº 1 (Perpetuo Socorro)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43]/[.$B$108]" office:value-type="percentage" office:value="0.0220048899755501" calcext:value-type="percentage">
            <text:p>2,20 %</text:p>
          </table:table-cell>
          <table:table-cell table:style-name="ce40" office:value-type="float" office:value="16" calcext:value-type="float">
            <text:p>16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Rebolería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44]/[.$B$108]" office:value-type="percentage" office:value="0.0220048899755501" calcext:value-type="percentage">
            <text:p>2,20 %</text:p>
          </table:table-cell>
          <table:table-cell table:style-name="ce40" office:value-type="float" office:value="17" calcext:value-type="float">
            <text:p>17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Univérsitas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45]/[.$B$108]" office:value-type="percentage" office:value="0.0220048899755501" calcext:value-type="percentage">
            <text:p>2,20 %</text:p>
          </table:table-cell>
          <table:table-cell table:style-name="ce40" office:value-type="float" office:value="18" calcext:value-type="float">
            <text:p>18</text:p>
          </table:table-cell>
          <table:table-cell table:style-name="ce45"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Cella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46]/[.$B$108]" office:value-type="percentage" office:value="0.019559902200489" calcext:value-type="percentage">
            <text:p>1,96 %</text:p>
          </table:table-cell>
          <table:table-cell table:style-name="ce40" office:value-type="float" office:value="19" calcext:value-type="float">
            <text:p>19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Zuera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47]/[.$B$108]" office:value-type="percentage" office:value="0.019559902200489" calcext:value-type="percentage">
            <text:p>1,96 %</text:p>
          </table:table-cell>
          <table:table-cell table:style-name="ce40" office:value-type="float" office:value="20" calcext:value-type="float">
            <text:p>20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Avenida Cataluña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48]/[.$B$108]" office:value-type="percentage" office:value="0.0171149144254279" calcext:value-type="percentage">
            <text:p>1,71 %</text:p>
          </table:table-cell>
          <table:table-cell table:style-name="ce40" office:value-type="float" office:value="21" calcext:value-type="float">
            <text:p>21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Huesca Capital Nº 3 (Pirineos)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49]/[.$B$108]" office:value-type="percentage" office:value="0.0171149144254279" calcext:value-type="percentage">
            <text:p>1,71 %</text:p>
          </table:table-cell>
          <table:table-cell table:style-name="ce40" office:value-type="float" office:value="22" calcext:value-type="float">
            <text:p>22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Las Fuentes Norte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50]/[.$B$108]" office:value-type="percentage" office:value="0.0171149144254279" calcext:value-type="percentage">
            <text:p>1,71 %</text:p>
          </table:table-cell>
          <table:table-cell table:style-name="ce40" office:value-type="float" office:value="23" calcext:value-type="float">
            <text:p>23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51]/[.$B$108]" office:value-type="percentage" office:value="0.0171149144254279" calcext:value-type="percentage">
            <text:p>1,71 %</text:p>
          </table:table-cell>
          <table:table-cell table:style-name="ce40" office:value-type="float" office:value="24" calcext:value-type="float">
            <text:p>24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Tarazona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52]/[.$B$108]" office:value-type="percentage" office:value="0.0171149144254279" calcext:value-type="percentage">
            <text:p>1,71 %</text:p>
          </table:table-cell>
          <table:table-cell table:style-name="ce40" office:value-type="float" office:value="25" calcext:value-type="float">
            <text:p>25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Valdefierro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53]/[.$B$108]" office:value-type="percentage" office:value="0.0171149144254279" calcext:value-type="percentage">
            <text:p>1,71 %</text:p>
          </table:table-cell>
          <table:table-cell table:style-name="ce40" office:value-type="float" office:value="26" calcext:value-type="float">
            <text:p>26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Valdespartera-Montecanal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54]/[.$B$108]" office:value-type="percentage" office:value="0.0171149144254279" calcext:value-type="percentage">
            <text:p>1,71 %</text:p>
          </table:table-cell>
          <table:table-cell table:style-name="ce40" office:value-type="float" office:value="27" calcext:value-type="float">
            <text:p>27</text:p>
          </table:table-cell>
          <table:table-cell/>
          <table:table-cell table:style-name="ce59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Venecia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55]/[.$B$108]" office:value-type="percentage" office:value="0.0171149144254279" calcext:value-type="percentage">
            <text:p>1,71 %</text:p>
          </table:table-cell>
          <table:table-cell table:style-name="ce40" office:value-type="float" office:value="28" calcext:value-type="float">
            <text:p>28</text:p>
          </table:table-cell>
          <table:table-cell/>
          <table:table-cell table:style-name="ce59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Delicias Norte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56]/[.$B$108]" office:value-type="percentage" office:value="0.0146699266503667" calcext:value-type="percentage">
            <text:p>1,47 %</text:p>
          </table:table-cell>
          <table:table-cell table:style-name="ce40" office:value-type="float" office:value="29" calcext:value-type="float">
            <text:p>29</text:p>
          </table:table-cell>
          <table:table-cell/>
          <table:table-cell table:style-name="ce59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Teruel Ensanche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57]/[.$B$108]" office:value-type="percentage" office:value="0.0146699266503667" calcext:value-type="percentage">
            <text:p>1,47 %</text:p>
          </table:table-cell>
          <table:table-cell table:style-name="ce40" office:value-type="float" office:value="30" calcext:value-type="float">
            <text:p>30</text:p>
          </table:table-cell>
          <table:table-cell/>
          <table:table-cell table:style-name="ce59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Alcañiz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58]/[.$B$108]" office:value-type="percentage" office:value="0.0122249388753056" calcext:value-type="percentage">
            <text:p>1,22 %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raga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59]/[.$B$108]" office:value-type="percentage" office:value="0.0122249388753056" calcext:value-type="percentage">
            <text:p>1,22 %</text:p>
          </table:table-cell>
          <table:table-cell table:style-name="ce40" office:value-type="float" office:value="32" calcext:value-type="float">
            <text:p>3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Gallur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60]/[.$B$108]" office:value-type="percentage" office:value="0.0122249388753056" calcext:value-type="percentage">
            <text:p>1,22 %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Oliver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61]/[.$B$108]" office:value-type="percentage" office:value="0.0122249388753056" calcext:value-type="percentage">
            <text:p>1,22 %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é Norte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62]/[.$B$108]" office:value-type="percentage" office:value="0.0122249388753056" calcext:value-type="percentage">
            <text:p>1,22 %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Zalfonada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63]/[.$B$108]" office:value-type="percentage" office:value="0.0122249388753056" calcext:value-type="percentage">
            <text:p>1,22 %</text:p>
          </table:table-cell>
          <table:table-cell table:style-name="ce40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ctur Oeste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4]/[.$B$108]" office:value-type="percentage" office:value="0.0097799511002445" calcext:value-type="percentage">
            <text:p>0,98 %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ctur Sur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5]/[.$B$108]" office:value-type="percentage" office:value="0.0097799511002445" calcext:value-type="percentage">
            <text:p>0,98 %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ablanc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6]/[.$B$108]" office:value-type="percentage" office:value="0.0097799511002445" calcext:value-type="percentage">
            <text:p>0,98 %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Romareda - Seminario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7]/[.$B$108]" office:value-type="percentage" office:value="0.0097799511002445" calcext:value-type="percentage">
            <text:p>0,98 %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é Sur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8]/[.$B$108]" office:value-type="percentage" office:value="0.0097799511002445" calcext:value-type="percentage">
            <text:p>0,98 %</text:p>
          </table:table-cell>
          <table:table-cell table:style-name="ce40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ombard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9]/[.$B$108]" office:value-type="percentage" office:value="0.00733496332518337" calcext:value-type="percentage">
            <text:p>0,73 %</text:p>
          </table:table-cell>
          <table:table-cell table:style-name="ce40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moch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0]/[.$B$108]" office:value-type="percentage" office:value="0.00733496332518337" calcext:value-type="percentage">
            <text:p>0,73 %</text:p>
          </table:table-cell>
          <table:table-cell table:style-name="ce40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Grañén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1]/[.$B$108]" office:value-type="percentage" office:value="0.00733496332518337" calcext:value-type="percentage">
            <text:p>0,73 %</text:p>
          </table:table-cell>
          <table:table-cell table:style-name="ce40" office:value-type="float" office:value="44" calcext:value-type="float">
            <text:p>44</text:p>
          </table:table-cell>
          <table:table-cell table:number-columns-repeated="2"/>
          <table:table-cell table:style-name="ce69"/>
          <table:table-cell table:number-columns-repeated="3"/>
        </table:table-row>
        <table:table-row table:style-name="ro2">
          <table:table-cell table:style-name="ce14" office:value-type="string" calcext:value-type="string">
            <text:p>Herrera de los Navarros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2]/[.$B$108]" office:value-type="percentage" office:value="0.00733496332518337" calcext:value-type="percentage">
            <text:p>0,73 %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ádab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3]/[.$B$108]" office:value-type="percentage" office:value="0.00733496332518337" calcext:value-type="percentage">
            <text:p>0,73 %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é Centro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4]/[.$B$108]" office:value-type="percentage" office:value="0.00733496332518337" calcext:value-type="percentage">
            <text:p>0,73 %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Pablo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5]/[.$B$108]" office:value-type="percentage" office:value="0.00733496332518337" calcext:value-type="percentage">
            <text:p>0,73 %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rrión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6]/[.$B$108]" office:value-type="percentage" office:value="0.00733496332518337" calcext:value-type="percentage">
            <text:p>0,73 %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coris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7]/[.$B$108]" office:value-type="percentage" office:value="0.00488997555012225" calcext:value-type="percentage">
            <text:p>0,49 %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rrabal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8]/[.$B$108]" office:value-type="percentage" office:value="0.00488997555012225" calcext:value-type="percentage">
            <text:p>0,49 %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inéfar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9]/[.$B$108]" office:value-type="percentage" office:value="0.00488997555012225" calcext:value-type="percentage">
            <text:p>0,49 %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roto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0]/[.$B$108]" office:value-type="percentage" office:value="0.00488997555012225" calcext:value-type="percentage">
            <text:p>0,49 %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ujaraloz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1]/[.$B$108]" office:value-type="percentage" office:value="0.00488997555012225" calcext:value-type="percentage">
            <text:p>0,49 %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nd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2]/[.$B$108]" office:value-type="percentage" office:value="0.00488997555012225" calcext:value-type="percentage">
            <text:p>0,49 %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mpo de Belchite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3]/[.$B$108]" office:value-type="percentage" office:value="0.00488997555012225" calcext:value-type="percentage">
            <text:p>0,49 %</text:p>
          </table:table-cell>
          <table:table-cell table:style-name="ce40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Ejea de los Caballeros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4]/[.$B$108]" office:value-type="percentage" office:value="0.00488997555012225" calcext:value-type="percentage">
            <text:p>0,49 %</text:p>
          </table:table-cell>
          <table:table-cell table:style-name="ce40"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nreal del Campo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5]/[.$B$108]" office:value-type="percentage" office:value="0.00488997555012225" calcext:value-type="percentage">
            <text:p>0,49 %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ra de Rubielos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6]/[.$B$108]" office:value-type="percentage" office:value="0.00488997555012225" calcext:value-type="percentage">
            <text:p>0,49 %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Parque Goy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7]/[.$B$108]" office:value-type="percentage" office:value="0.00488997555012225" calcext:value-type="percentage">
            <text:p>0,49 %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illamayor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8]/[.$B$108]" office:value-type="percentage" office:value="0.00488997555012225" calcext:value-type="percentage">
            <text:p>0,49 %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íns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9]/[.$B$108]" office:value-type="percentage" office:value="0.00244498777506112" calcext:value-type="percentage">
            <text:p>0,24 %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iag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0]/[.$B$108]" office:value-type="percentage" office:value="0.00244498777506112" calcext:value-type="percentage">
            <text:p>0,24 %</text:p>
          </table:table-cell>
          <table:table-cell table:style-name="ce40"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yerbe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1]/[.$B$108]" office:value-type="percentage" office:value="0.00244498777506112" calcext:value-type="percentage">
            <text:p>0,24 %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águen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2]/[.$B$108]" office:value-type="percentage" office:value="0.00244498777506112" calcext:value-type="percentage">
            <text:p>0,24 %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iescas-Valle de Ten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3]/[.$B$108]" office:value-type="percentage" office:value="0.00244498777506112" calcext:value-type="percentage">
            <text:p>0,24 %</text:p>
          </table:table-cell>
          <table:table-cell table:style-name="ce40" office:value-type="float" office:value="66" calcext:value-type="float">
            <text:p>6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orj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4]/[.$B$108]" office:value-type="percentage" office:value="0.00244498777506112" calcext:value-type="percentage">
            <text:p>0,24 %</text:p>
          </table:table-cell>
          <table:table-cell table:style-name="ce40"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tayud Urban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5]/[.$B$108]" office:value-type="percentage" office:value="0.00244498777506112" calcext:value-type="percentage">
            <text:p>0,24 %</text:p>
          </table:table-cell>
          <table:table-cell table:style-name="ce40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ernando El Católic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6]/[.$B$108]" office:value-type="percentage" office:value="0.00244498777506112" calcext:value-type="percentage">
            <text:p>0,24 %</text:p>
          </table:table-cell>
          <table:table-cell table:style-name="ce40"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uentes de Ebr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7]/[.$B$108]" office:value-type="percentage" office:value="0.00244498777506112" calcext:value-type="percentage">
            <text:p>0,24 %</text:p>
          </table:table-cell>
          <table:table-cell table:style-name="ce40"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ernán Cortés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8]/[.$B$108]" office:value-type="percentage" office:value="0.00244498777506112" calcext:value-type="percentage">
            <text:p>0,24 %</text:p>
          </table:table-cell>
          <table:table-cell table:style-name="ce40"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Illuec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9]/[.$B$108]" office:value-type="percentage" office:value="0.00244498777506112" calcext:value-type="percentage">
            <text:p>0,24 %</text:p>
          </table:table-cell>
          <table:table-cell table:style-name="ce40"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Independenci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00]/[.$B$108]" office:value-type="percentage" office:value="0.00244498777506112" calcext:value-type="percentage">
            <text:p>0,24 %</text:p>
          </table:table-cell>
          <table:table-cell table:style-name="ce40"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Jac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01]/[.$B$108]" office:value-type="percentage" office:value="0.00244498777506112" calcext:value-type="percentage">
            <text:p>0,24 %</text:p>
          </table:table-cell>
          <table:table-cell table:style-name="ce40" office:value-type="float" office:value="74" calcext:value-type="float">
            <text:p>7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s de Las Matas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02]/[.$B$108]" office:value-type="percentage" office:value="0.00244498777506112" calcext:value-type="percentage">
            <text:p>0,24 %</text:p>
          </table:table-cell>
          <table:table-cell table:style-name="ce40" office:value-type="float" office:value="75" calcext:value-type="float">
            <text:p>7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iralbueno-Garrapinillos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03]/[.$B$108]" office:value-type="percentage" office:value="0.00244498777506112" calcext:value-type="percentage">
            <text:p>0,24 %</text:p>
          </table:table-cell>
          <table:table-cell table:style-name="ce40" office:value-type="float" office:value="76" calcext:value-type="float">
            <text:p>76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Monzón Rural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[.B104]/[.$B$108]" office:value-type="percentage" office:value="0.00244498777506112" calcext:value-type="percentage">
            <text:p>0,24 %</text:p>
          </table:table-cell>
          <table:table-cell table:style-name="ce40"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Monzón Urbana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[.B105]/[.$B$108]" office:value-type="percentage" office:value="0.00244498777506112" calcext:value-type="percentage">
            <text:p>0,24 %</text:p>
          </table:table-cell>
          <table:table-cell table:style-name="ce40" office:value-type="float" office:value="78" calcext:value-type="float">
            <text:p>78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Torre Ramona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[.B106]/[.$B$108]" office:value-type="percentage" office:value="0.00244498777506112" calcext:value-type="percentage">
            <text:p>0,24 %</text:p>
          </table:table-cell>
          <table:table-cell table:style-name="ce40" office:value-type="float" office:value="79" calcext:value-type="float">
            <text:p>79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Zona básica de salud no identificada</text:p>
          </table:table-cell>
          <table:table-cell table:style-name="ce26" office:value-type="float" office:value="18" calcext:value-type="float">
            <text:p>18</text:p>
          </table:table-cell>
          <table:table-cell table:style-name="ce33" table:formula="of:=[.B107]/[.$B$108]" office:value-type="percentage" office:value="0.0440097799511003" calcext:value-type="percentage">
            <text:p>4,40 %</text:p>
          </table:table-cell>
          <table:table-cell table:style-name="ce40"/>
          <table:table-cell table:number-columns-repeated="6"/>
        </table:table-row>
        <table:table-row table:style-name="ro2">
          <table:table-cell table:style-name="ce16"/>
          <table:table-cell table:style-name="ce27" table:formula="of:=SUM([.B28:.B107])" office:value-type="float" office:value="409" calcext:value-type="float">
            <text:p>409</text:p>
          </table:table-cell>
          <table:table-cell table:style-name="ce34" table:number-columns-repeated="2"/>
          <table:table-cell table:number-columns-repeated="6"/>
        </table:table-row>
        <table:table-row table:style-name="ro3" table:number-rows-repeated="1048467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1006'.$A$1" table:cell-range-address="$'20201006'.$A$27:.$D$108"/>
        </table:named-expressions>
      </table:table>
      <table:named-expressions/>
      <table:database-ranges>
        <table:database-range table:name="__Anonymous_Sheet_DB__0" table:target-range-address="'20201006'.A27:'20201006'.D10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1006" style:display-name="PageStyle_2020100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10-07T16:47:30</dc:date>
    <meta:generator>LibreOffice/6.0.7.3$Linux_X86_64 LibreOffice_project/00m0$Build-3</meta:generator>
    <meta:document-statistic meta:table-count="1" meta:cell-count="451" meta:object-count="0"/>
    <meta:user-defined meta:name="AppVersion">12.00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